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6.951cm" fo:min-width="8.268cm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6.95cm" fo:min-width="8.268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029cm" fo:min-width="0.48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474cm" fo:min-width="0.978cm"/>
    </style:style>
    <style:style style:name="gr5" style:family="graphic" style:parent-style-name="standard">
      <style:graphic-properties draw:fill-color="#2a6099" draw:opacity="99%" draw:textarea-horizontal-align="justify" draw:textarea-vertical-align="middle" draw:auto-grow-height="false" fo:min-height="1.608cm" fo:min-width="2.519cm"/>
    </style:style>
    <style:style style:name="gr6" style:family="graphic" style:parent-style-name="standard">
      <style:graphic-properties draw:fill-color="#2a6099" draw:opacity="99%" draw:textarea-horizontal-align="justify" draw:textarea-vertical-align="middle" draw:auto-grow-height="false" fo:min-height="1.608cm" fo:min-width="2.52cm"/>
    </style:style>
    <style:style style:name="gr7" style:family="graphic" style:parent-style-name="standard">
      <style:graphic-properties draw:fill-color="#2a6099" draw:opacity="99%" draw:textarea-horizontal-align="justify" draw:textarea-vertical-align="middle" draw:auto-grow-height="false" fo:min-height="1.607cm" fo:min-width="2.521cm"/>
    </style:style>
    <style:style style:name="gr8" style:family="graphic" style:parent-style-name="standard">
      <style:graphic-properties draw:fill-color="#2a6099" draw:opacity="99%" draw:textarea-horizontal-align="justify" draw:textarea-vertical-align="middle" draw:auto-grow-height="false" fo:min-height="1.607cm" fo:min-width="2.517cm"/>
    </style:style>
    <style:style style:name="gr9" style:family="graphic" style:parent-style-name="standard">
      <style:graphic-properties draw:fill-color="#2a6099" draw:opacity="99%" draw:textarea-horizontal-align="justify" draw:textarea-vertical-align="middle" draw:auto-grow-height="false" fo:min-height="1.608cm" fo:min-width="2.517cm"/>
    </style:style>
    <style:style style:name="gr10" style:family="graphic" style:parent-style-name="standard">
      <style:graphic-properties draw:fill-color="#2a6099" draw:opacity="99%" draw:textarea-horizontal-align="justify" draw:textarea-vertical-align="middle" draw:auto-grow-height="false" fo:min-height="0.911cm" fo:min-width="1.707cm"/>
    </style:style>
    <style:style style:name="gr11" style:family="graphic" style:parent-style-name="standard">
      <style:graphic-properties draw:stroke="none" svg:stroke-color="#000000" draw:fill="none" draw:fill-color="#ffffff" fo:min-height="0.8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2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002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6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23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22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25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867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1.029cm" fo:min-width="0.546cm"/>
    </style:style>
    <style:style style:name="gr27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draw:fill="solid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259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2a6099" draw:opacity="99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c9211e"/>
    </style:style>
    <style:style style:name="P9" style:family="paragraph">
      <loext:graphic-properties draw:fill="none" draw:fill-color="#ffffff"/>
      <style:paragraph-properties style:writing-mode="lr-tb"/>
      <style:text-properties fo:color="#5b277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c9211e"/>
    </style:style>
    <style:style style:name="T3" style:family="text">
      <style:text-properties fo:color="#5b277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68cm" svg:height="7.201cm" svg:x="6.623cm" svg:y="10.7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768cm" svg:height="7.201cm" svg:x="6.623cm" svg:y="10.7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768cm" svg:height="7.2cm" svg:x="15.391cm" svg:y="3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768cm" svg:height="7.2cm" svg:x="6.623cm" svg:y="3.5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74cm" svg:height="2.557cm" svg:x="14.404cm" svg:y="12.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2.09cm" svg:height="2.438cm" svg:x="5.578cm" svg:y="6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019cm" svg:height="1.858cm" svg:x="9.758cm" svg:y="2.6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2cm" svg:height="1.858cm" svg:x="9.293cm" svg:y="17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021cm" svg:height="1.857cm" svg:x="9.526cm" svg:y="9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017cm" svg:height="1.857cm" svg:x="18.354cm" svg:y="9.8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17cm" svg:height="1.858cm" svg:x="18.354cm" svg:y="2.6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207cm" svg:height="1.161cm" draw:transform="rotate (1.5707963267949) translate (6.042cm 15.537cm)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0.697cm" svg:height="1.116cm" svg:x="6.158cm" svg:y="6.594cm">
          <draw:text-box>
            <text:p>+</text:p>
          </draw:text-box>
        </draw:frame>
        <draw:frame draw:style-name="gr12" draw:text-style-name="P5" draw:layer="layout" svg:width="0.812cm" svg:height="1.118cm" svg:x="6.274cm" svg:y="7.45cm">
          <draw:text-box>
            <text:p>-</text:p>
          </draw:text-box>
        </draw:frame>
        <draw:frame draw:style-name="gr11" draw:text-style-name="P5" draw:layer="layout" svg:width="0.812cm" svg:height="1.116cm" svg:x="14.985cm" svg:y="14.071cm">
          <draw:text-box>
            <text:p>-</text:p>
          </draw:text-box>
        </draw:frame>
        <draw:frame draw:style-name="gr11" draw:text-style-name="P5" draw:layer="layout" svg:width="0.696cm" svg:height="1.116cm" svg:x="14.869cm" svg:y="13.33cm">
          <draw:text-box>
            <text:p>+</text:p>
          </draw:text-box>
        </draw:frame>
        <draw:frame draw:style-name="gr13" draw:text-style-name="P6" draw:layer="layout" svg:width="3.019cm" svg:height="1.51cm" svg:x="21.14cm" svg:y="4.736cm">
          <draw:text-box>
            <text:p><text:span text:style-name="T1">Ib=Kb*Vb</text:span></text:p>
          </draw:text-box>
        </draw:frame>
        <draw:frame draw:style-name="gr14" draw:text-style-name="P6" draw:layer="layout" svg:width="3.136cm" svg:height="0.887cm" svg:x="12.429cm" svg:y="15.303cm">
          <draw:text-box>
            <text:p><text:span text:style-name="T1">Vd=Kd*Id</text:span></text:p>
          </draw:text-box>
        </draw:frame>
        <draw:frame draw:style-name="gr15" draw:text-style-name="P6" draw:layer="layout" svg:width="1.393cm" svg:height="0.886cm" svg:x="10.107cm" svg:y="19.063cm">
          <draw:text-box>
            <text:p><text:span text:style-name="T1">R7</text:span></text:p>
          </draw:text-box>
        </draw:frame>
        <draw:frame draw:style-name="gr16" draw:text-style-name="P6" draw:layer="layout" svg:width="1.394cm" svg:height="0.885cm" svg:x="4.648cm" svg:y="13.91cm">
          <draw:text-box>
            <text:p><text:span text:style-name="T1">R6</text:span></text:p>
          </draw:text-box>
        </draw:frame>
        <draw:frame draw:style-name="gr15" draw:text-style-name="P6" draw:layer="layout" svg:width="1.393cm" svg:height="0.886cm" svg:x="10.223cm" svg:y="8.727cm">
          <draw:text-box>
            <text:p><text:span text:style-name="T1">R4</text:span></text:p>
          </draw:text-box>
        </draw:frame>
        <draw:frame draw:style-name="gr15" draw:text-style-name="P6" draw:layer="layout" svg:width="1.395cm" svg:height="0.886cm" svg:x="16.144cm" svg:y="6.056cm">
          <draw:text-box>
            <text:p><text:span text:style-name="T1">R3</text:span></text:p>
          </draw:text-box>
        </draw:frame>
        <draw:frame draw:style-name="gr15" draw:text-style-name="P6" draw:layer="layout" svg:width="1.394cm" svg:height="0.886cm" svg:x="19.049cm" svg:y="8.727cm">
          <draw:text-box>
            <text:p><text:span text:style-name="T1">R5</text:span></text:p>
          </draw:text-box>
        </draw:frame>
        <draw:frame draw:style-name="gr15" draw:text-style-name="P6" draw:layer="layout" svg:width="1.395cm" svg:height="0.886cm" svg:x="19.165cm" svg:y="1.6cm">
          <draw:text-box>
            <text:p><text:span text:style-name="T1">R2</text:span></text:p>
          </draw:text-box>
        </draw:frame>
        <draw:frame draw:style-name="gr16" draw:text-style-name="P6" draw:layer="layout" svg:width="1.395cm" svg:height="0.885cm" svg:x="10.57cm" svg:y="1.643cm">
          <draw:text-box>
            <text:p><text:span text:style-name="T1">R1</text:span></text:p>
          </draw:text-box>
        </draw:frame>
        <draw:custom-shape draw:style-name="gr5" draw:text-style-name="P4" draw:layer="layout" svg:width="3.019cm" svg:height="1.858cm" draw:transform="rotate (1.5707963267949) translate (14.52cm 8.219cm)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625cm" svg:height="1.481cm" svg:x="4.3cm" svg:y="6.971cm">
          <draw:text-box>
            <text:p><text:span text:style-name="T1">Va</text:span></text:p>
          </draw:text-box>
        </draw:frame>
        <draw:frame draw:style-name="gr18" draw:text-style-name="P5" draw:layer="layout" svg:width="1.511cm" svg:height="3.252cm" svg:x="13.242cm" svg:y="5.2cm">
          <draw:text-box>
            <text:p>+ Vb -</text:p>
          </draw:text-box>
        </draw:frame>
        <draw:line draw:style-name="gr19" draw:text-style-name="P7" draw:layer="layout" svg:x1="7.668cm" svg:y1="13.445cm" svg:x2="7.668cm" svg:y2="15.652cm">
          <text:p/>
        </draw:line>
        <draw:frame draw:style-name="gr20" draw:text-style-name="P6" draw:layer="layout" svg:width="1.161cm" svg:height="0.93cm" svg:x="7.668cm" svg:y="13.445cm">
          <draw:text-box>
            <text:p><text:span text:style-name="T1">Id</text:span></text:p>
          </draw:text-box>
        </draw:frame>
        <draw:frame draw:style-name="gr21" draw:text-style-name="P6" draw:layer="layout" svg:width="1.395cm" svg:height="1.482cm" svg:x="16.726cm" svg:y="18.091cm">
          <draw:text-box>
            <text:p><text:span text:style-name="T1">8</text:span></text:p>
          </draw:text-box>
        </draw:frame>
        <draw:frame draw:style-name="gr22" draw:text-style-name="P6" draw:layer="layout" svg:width="1.393cm" svg:height="1.479cm" svg:x="14.869cm" svg:y="2.443cm">
          <draw:text-box>
            <text:p><text:span text:style-name="T1">2</text:span></text:p>
          </draw:text-box>
        </draw:frame>
        <draw:frame draw:style-name="gr17" draw:text-style-name="P6" draw:layer="layout" svg:width="1.395cm" svg:height="1.481cm" svg:x="5.925cm" svg:y="2.674cm">
          <draw:text-box>
            <text:p><text:span text:style-name="T1">1</text:span></text:p>
          </draw:text-box>
        </draw:frame>
        <draw:frame draw:style-name="gr23" draw:text-style-name="P6" draw:layer="layout" svg:width="1.392cm" svg:height="1.48cm" svg:x="6.739cm" svg:y="9.729cm">
          <draw:text-box>
            <text:p><text:span text:style-name="T1">4</text:span></text:p>
          </draw:text-box>
        </draw:frame>
        <draw:frame draw:style-name="gr17" draw:text-style-name="P6" draw:layer="layout" svg:width="1.393cm" svg:height="1.481cm" svg:x="15.333cm" svg:y="9.99cm">
          <draw:text-box>
            <text:p><text:span text:style-name="T1">5</text:span></text:p>
          </draw:text-box>
        </draw:frame>
        <draw:frame draw:style-name="gr24" draw:text-style-name="P6" draw:layer="layout" svg:width="1.394cm" svg:height="1.508cm" svg:x="6.158cm" svg:y="17.859cm">
          <draw:text-box>
            <text:p><text:span text:style-name="T1">7</text:span></text:p>
          </draw:text-box>
        </draw:frame>
        <draw:frame draw:style-name="gr23" draw:text-style-name="P6" draw:layer="layout" svg:width="1.394cm" svg:height="1.48cm" svg:x="23.811cm" svg:y="2.558cm">
          <draw:text-box>
            <text:p><text:span text:style-name="T1">3</text:span></text:p>
          </draw:text-box>
        </draw:frame>
        <draw:frame draw:style-name="gr17" draw:text-style-name="P6" draw:layer="layout" svg:width="1.391cm" svg:height="1.481cm" svg:x="24.044cm" svg:y="10.193cm">
          <draw:text-box>
            <text:p><text:span text:style-name="T1">6</text:span></text:p>
          </draw:text-box>
        </draw:frame>
        <draw:frame draw:style-name="gr12" draw:text-style-name="P5" draw:layer="layout" svg:width="0.812cm" svg:height="1.118cm" svg:x="6.274cm" svg:y="7.45cm">
          <draw:text-box>
            <text:p>-</text:p>
          </draw:text-box>
        </draw:frame>
        <draw:frame draw:style-name="gr11" draw:text-style-name="P8" draw:layer="layout" svg:width="0.695cm" svg:height="1.116cm" svg:x="24.044cm" svg:y="8.104cm">
          <draw:text-box>
            <text:p><text:span text:style-name="T2">+</text:span></text:p>
          </draw:text-box>
        </draw:frame>
        <draw:frame draw:style-name="gr11" draw:text-style-name="P8" draw:layer="layout" svg:width="0.697cm" svg:height="1.116cm" svg:x="14.636cm" svg:y="4.388cm">
          <draw:text-box>
            <text:p><text:span text:style-name="T2">+</text:span></text:p>
          </draw:text-box>
        </draw:frame>
        <draw:frame draw:style-name="gr25" draw:text-style-name="P8" draw:layer="layout" svg:width="0.696cm" svg:height="1.117cm" svg:x="9.062cm" svg:y="2.689cm">
          <draw:text-box>
            <text:p><text:span text:style-name="T2">+</text:span></text:p>
          </draw:text-box>
        </draw:frame>
        <draw:frame draw:style-name="gr25" draw:text-style-name="P8" draw:layer="layout" svg:width="0.697cm" svg:height="1.117cm" svg:x="12.197cm" svg:y="9.845cm">
          <draw:text-box>
            <text:p><text:span text:style-name="T2">+</text:span></text:p>
          </draw:text-box>
        </draw:frame>
        <draw:frame draw:style-name="gr11" draw:text-style-name="P8" draw:layer="layout" svg:width="0.699cm" svg:height="1.116cm" svg:x="17.655cm" svg:y="9.962cm">
          <draw:text-box>
            <text:p><text:span text:style-name="T2">+</text:span></text:p>
          </draw:text-box>
        </draw:frame>
        <draw:frame draw:style-name="gr12" draw:text-style-name="P8" draw:layer="layout" svg:width="0.697cm" svg:height="1.118cm" svg:x="8.596cm" svg:y="17.161cm">
          <draw:text-box>
            <text:p><text:span text:style-name="T2">+</text:span></text:p>
          </draw:text-box>
        </draw:frame>
        <draw:frame draw:style-name="gr25" draw:text-style-name="P8" draw:layer="layout" svg:width="0.697cm" svg:height="1.117cm" svg:x="6.274cm" svg:y="12.328cm">
          <draw:text-box>
            <text:p><text:span text:style-name="T2">+</text:span></text:p>
          </draw:text-box>
        </draw:frame>
        <draw:frame draw:style-name="gr25" draw:text-style-name="P8" draw:layer="layout" svg:width="0.697cm" svg:height="1.117cm" svg:x="21.14cm" svg:y="2.645cm">
          <draw:text-box>
            <text:p><text:span text:style-name="T2">+</text:span></text:p>
          </draw:text-box>
        </draw:frame>
        <draw:frame draw:style-name="gr25" draw:text-style-name="P9" draw:layer="layout" svg:width="0.812cm" svg:height="1.117cm" svg:x="24.044cm" svg:y="5.084cm">
          <draw:text-box>
            <text:p><text:span text:style-name="T3">-</text:span></text:p>
          </draw:text-box>
        </draw:frame>
        <draw:frame draw:style-name="gr12" draw:text-style-name="P9" draw:layer="layout" svg:width="0.812cm" svg:height="1.118cm" svg:x="21.14cm" svg:y="9.889cm">
          <draw:text-box>
            <text:p><text:span text:style-name="T3">-</text:span></text:p>
          </draw:text-box>
        </draw:frame>
        <draw:frame draw:style-name="gr12" draw:text-style-name="P9" draw:layer="layout" svg:width="0.812cm" svg:height="1.118cm" svg:x="14.753cm" svg:y="7.871cm">
          <draw:text-box>
            <text:p><text:span text:style-name="T3">-</text:span></text:p>
          </draw:text-box>
        </draw:frame>
        <draw:frame draw:style-name="gr25" draw:text-style-name="P9" draw:layer="layout" svg:width="0.813cm" svg:height="1.117cm" svg:x="17.655cm" svg:y="2.689cm">
          <draw:text-box>
            <text:p><text:span text:style-name="T3">-</text:span></text:p>
          </draw:text-box>
        </draw:frame>
        <draw:frame draw:style-name="gr25" draw:text-style-name="P9" draw:layer="layout" svg:width="0.811cm" svg:height="1.117cm" svg:x="12.547cm" svg:y="2.689cm">
          <draw:text-box>
            <text:p><text:span text:style-name="T3">-</text:span></text:p>
          </draw:text-box>
        </draw:frame>
        <draw:frame draw:style-name="gr25" draw:text-style-name="P9" draw:layer="layout" svg:width="0.812cm" svg:height="1.117cm" svg:x="8.946cm" svg:y="9.845cm">
          <draw:text-box>
            <text:p><text:span text:style-name="T3">-</text:span></text:p>
          </draw:text-box>
        </draw:frame>
        <draw:frame draw:style-name="gr11" draw:text-style-name="P9" draw:layer="layout" svg:width="0.813cm" svg:height="1.116cm" svg:x="6.39cm" svg:y="15.42cm">
          <draw:text-box>
            <text:p><text:span text:style-name="T3">-</text:span></text:p>
          </draw:text-box>
        </draw:frame>
        <draw:frame draw:style-name="gr12" draw:text-style-name="P9" draw:layer="layout" svg:width="0.814cm" svg:height="1.118cm" svg:x="12.08cm" svg:y="17.089cm">
          <draw:text-box>
            <text:p><text:span text:style-name="T3">-</text:span></text:p>
          </draw:text-box>
        </draw:frame>
        <draw:custom-shape draw:style-name="gr26" draw:text-style-name="P2" draw:layer="layout" svg:width="2.092cm" svg:height="2.557cm" svg:x="23.113cm" svg:y="5.8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7" draw:layer="layout" svg:x1="24.159cm" svg:y1="7.871cm" svg:x2="24.159cm" svg:y2="6.477cm">
          <text:p/>
        </draw:line>
        <draw:line draw:style-name="gr27" draw:text-style-name="P7" draw:layer="layout" svg:x1="23.23cm" svg:y1="15.42cm" svg:x2="25.088cm" svg:y2="15.42cm">
          <text:p/>
        </draw:line>
        <draw:line draw:style-name="gr28" draw:text-style-name="P7" draw:layer="layout" svg:x1="23.23cm" svg:y1="14.607cm" svg:x2="25.088cm" svg:y2="14.607cm">
          <text:p/>
        </draw:line>
        <draw:line draw:style-name="gr29" draw:text-style-name="P7" draw:layer="layout" svg:x1="24.159cm" svg:y1="10.658cm" svg:x2="24.159cm" svg:y2="14.607cm">
          <text:p/>
        </draw:line>
        <draw:line draw:style-name="gr29" draw:text-style-name="P7" draw:layer="layout" svg:x1="15.333cm" svg:y1="17.975cm" svg:x2="24.159cm" svg:y2="17.975cm">
          <text:p/>
        </draw:line>
        <draw:line draw:style-name="gr29" draw:text-style-name="P7" draw:layer="layout" svg:x1="24.159cm" svg:y1="15.42cm" svg:x2="24.159cm" svg:y2="17.975cm">
          <text:p/>
        </draw:line>
        <draw:frame draw:style-name="gr30" draw:text-style-name="P5" draw:layer="layout" svg:width="1.51cm" svg:height="1.276cm" svg:x="24.391cm" svg:y="15.885cm">
          <draw:text-box>
            <text:p>C</text:p>
          </draw:text-box>
        </draw:frame>
        <draw:line draw:style-name="gr19" draw:text-style-name="P7" draw:layer="layout" svg:x1="22.649cm" svg:y1="13.678cm" svg:x2="22.649cm" svg:y2="16.349cm">
          <text:p/>
        </draw:line>
        <draw:frame draw:style-name="gr31" draw:text-style-name="P5" draw:layer="layout" svg:width="1.858cm" svg:height="1.509cm" svg:x="20.675cm" svg:y="14.259cm">
          <draw:text-box>
            <text:p>Ic</text:p>
          </draw:text-box>
        </draw:frame>
        <draw:line draw:style-name="gr29" draw:text-style-name="P7" draw:layer="layout" svg:x1="6.623cm" svg:y1="10.774cm" svg:x2="6.158cm" svg:y2="10.774cm">
          <text:p/>
        </draw:line>
        <draw:line draw:style-name="gr29" draw:text-style-name="P7" draw:layer="layout" svg:x1="6.042cm" svg:y1="9.845cm" svg:x2="6.042cm" svg:y2="12.052cm">
          <text:p/>
        </draw:line>
        <draw:line draw:style-name="gr29" draw:text-style-name="P7" draw:layer="layout" svg:x1="5.577cm" svg:y1="10.542cm" svg:x2="5.577cm" svg:y2="11.471cm">
          <text:p/>
        </draw:line>
        <draw:line draw:style-name="gr29" draw:text-style-name="P7" draw:layer="layout" svg:x1="5.229cm" svg:y1="10.774cm" svg:x2="5.229cm" svg:y2="11.23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25:32.452666600</meta:creation-date>
    <dc:date>2021-04-08T01:26:03.758986633</dc:date>
    <meta:editing-duration>PT42M47S</meta:editing-duration>
    <meta:editing-cycles>11</meta:editing-cycles>
    <meta:generator>LibreOffice/6.4.6.2$Linux_X86_64 LibreOffice_project/40$Build-2</meta:generator>
    <meta:document-statistic meta:object-count="69"/>
  </office:meta>
</office:document-meta>
</file>